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df871" officeooo:paragraph-rsid="000df871"/>
    </style:style>
    <style:style style:name="P4" style:family="paragraph" style:parent-style-name="Text_20_body">
      <style:paragraph-properties fo:text-align="center" style:justify-single-word="false"/>
      <style:text-properties style:font-name="Georgia" officeooo:rsid="000df871" officeooo:paragraph-rsid="000df871"/>
    </style:style>
    <style:style style:name="P5" style:family="paragraph" style:parent-style-name="Text_20_body">
      <style:paragraph-properties fo:text-align="start" style:justify-single-word="false"/>
      <style:text-properties style:font-name="Georgia" officeooo:rsid="000df871" officeooo:paragraph-rsid="000df871"/>
    </style:style>
    <style:style style:name="P6" style:family="paragraph" style:parent-style-name="Subtitle">
      <style:text-properties style:font-name="Georgia"/>
    </style:style>
    <style:style style:name="P7" style:family="paragraph" style:parent-style-name="Text_20_body">
      <style:paragraph-properties fo:text-align="center" style:justify-single-word="false"/>
      <style:text-properties style:font-name="Georgia" officeooo:rsid="0013ba0a" officeooo:paragraph-rsid="0013ba0a"/>
    </style:style>
    <style:style style:name="P8" style:family="paragraph" style:parent-style-name="Text_20_body">
      <style:paragraph-properties fo:text-align="start" style:justify-single-word="false"/>
      <style:text-properties style:font-name="Georgia" officeooo:rsid="00185ec5" officeooo:paragraph-rsid="00185ec5"/>
    </style:style>
    <style:style style:name="P9" style:family="paragraph" style:parent-style-name="Text_20_body">
      <style:paragraph-properties fo:text-align="center" style:justify-single-word="false"/>
      <style:text-properties style:font-name="Georgia" officeooo:rsid="00168d03" officeooo:paragraph-rsid="00168d03"/>
    </style:style>
    <style:style style:name="P10" style:family="paragraph" style:parent-style-name="Text_20_body">
      <style:paragraph-properties fo:text-align="start" style:justify-single-word="false"/>
      <style:text-properties style:font-name="Georgia" officeooo:rsid="00168d03" officeooo:paragraph-rsid="00168d03"/>
    </style:style>
    <style:style style:name="P11" style:family="paragraph" style:parent-style-name="Text_20_body">
      <style:paragraph-properties fo:text-align="start" style:justify-single-word="false"/>
      <style:text-properties style:font-name="Georgia" officeooo:rsid="0029dcab" officeooo:paragraph-rsid="00168d03"/>
    </style:style>
    <style:style style:name="P12" style:family="paragraph" style:parent-style-name="Text_20_body">
      <style:text-properties style:font-name="Georgia"/>
    </style:style>
    <style:style style:name="P13" style:family="paragraph" style:parent-style-name="Text_20_body">
      <style:text-properties style:font-name="Georgia"/>
    </style:style>
    <style:style style:name="P14" style:family="paragraph" style:parent-style-name="Text_20_body">
      <style:paragraph-properties fo:text-align="center" style:justify-single-word="false"/>
      <style:text-properties style:font-name="Georgia" officeooo:rsid="00383095" officeooo:paragraph-rsid="00383095"/>
    </style:style>
    <style:style style:name="P15" style:family="paragraph" style:parent-style-name="Text_20_body">
      <style:paragraph-properties fo:text-align="start" style:justify-single-word="false"/>
      <style:text-properties style:font-name="Georgia" officeooo:rsid="00383095" officeooo:paragraph-rsid="00383095"/>
    </style:style>
    <style:style style:name="T1" style:family="text">
      <style:text-properties officeooo:rsid="000f1627"/>
    </style:style>
    <style:style style:name="T2" style:family="text">
      <style:text-properties officeooo:rsid="001011dc"/>
    </style:style>
    <style:style style:name="T3" style:family="text">
      <style:text-properties officeooo:rsid="0010d1ea"/>
    </style:style>
    <style:style style:name="T4" style:family="text">
      <style:text-properties fo:font-style="italic" officeooo:rsid="0010d1ea" style:font-style-asian="italic" style:font-style-complex="italic"/>
    </style:style>
    <style:style style:name="T5" style:family="text">
      <style:text-properties officeooo:rsid="0011c0cf"/>
    </style:style>
    <style:style style:name="T6" style:family="text">
      <style:text-properties officeooo:rsid="0012115b"/>
    </style:style>
    <style:style style:name="T7" style:family="text">
      <style:text-properties officeooo:rsid="0013ba0a"/>
    </style:style>
    <style:style style:name="T8" style:family="text">
      <style:text-properties officeooo:rsid="001500e4"/>
    </style:style>
    <style:style style:name="T9" style:family="text">
      <style:text-properties officeooo:rsid="00185ec5"/>
    </style:style>
    <style:style style:name="T10" style:family="text">
      <style:text-properties officeooo:rsid="0019f342"/>
    </style:style>
    <style:style style:name="T11" style:family="text">
      <style:text-properties officeooo:rsid="001b5f6a"/>
    </style:style>
    <style:style style:name="T12" style:family="text">
      <style:text-properties officeooo:rsid="001ce44d"/>
    </style:style>
    <style:style style:name="T13" style:family="text">
      <style:text-properties officeooo:rsid="001dc631"/>
    </style:style>
    <style:style style:name="T14" style:family="text">
      <style:text-properties officeooo:rsid="001e7d47"/>
    </style:style>
    <style:style style:name="T15" style:family="text">
      <style:text-properties officeooo:rsid="001f7339"/>
    </style:style>
    <style:style style:name="T16" style:family="text">
      <style:text-properties officeooo:rsid="00209562"/>
    </style:style>
    <style:style style:name="T17" style:family="text">
      <style:text-properties officeooo:rsid="00225294"/>
    </style:style>
    <style:style style:name="T18" style:family="text">
      <style:text-properties officeooo:rsid="0022e246"/>
    </style:style>
    <style:style style:name="T19" style:family="text">
      <style:text-properties officeooo:rsid="00243880"/>
    </style:style>
    <style:style style:name="T20" style:family="text">
      <style:text-properties officeooo:rsid="00253eaa"/>
    </style:style>
    <style:style style:name="T21" style:family="text">
      <style:text-properties officeooo:rsid="0026a99c"/>
    </style:style>
    <style:style style:name="T22" style:family="text">
      <style:text-properties officeooo:rsid="00276e9d"/>
    </style:style>
    <style:style style:name="T23" style:family="text">
      <style:text-properties officeooo:rsid="0028de35"/>
    </style:style>
    <style:style style:name="T24" style:family="text">
      <style:text-properties officeooo:rsid="002933ae"/>
    </style:style>
    <style:style style:name="T25" style:family="text">
      <style:text-properties officeooo:rsid="0029dcab"/>
    </style:style>
    <style:style style:name="T26" style:family="text">
      <style:text-properties officeooo:rsid="002b685b"/>
    </style:style>
    <style:style style:name="T27" style:family="text">
      <style:text-properties officeooo:rsid="002eb111"/>
    </style:style>
    <style:style style:name="T28" style:family="text">
      <style:text-properties officeooo:rsid="0030735a"/>
    </style:style>
    <style:style style:name="T29" style:family="text">
      <style:text-properties officeooo:rsid="003167db"/>
    </style:style>
    <style:style style:name="T30" style:family="text">
      <style:text-properties officeooo:rsid="0033427d"/>
    </style:style>
    <style:style style:name="T31" style:family="text">
      <style:text-properties officeooo:rsid="00348946"/>
    </style:style>
    <style:style style:name="T32" style:family="text">
      <style:text-properties officeooo:rsid="0034961c"/>
    </style:style>
    <style:style style:name="T33" style:family="text">
      <style:text-properties officeooo:rsid="0035c1d1"/>
    </style:style>
    <style:style style:name="T34" style:family="text">
      <style:text-properties officeooo:rsid="00363504"/>
    </style:style>
    <style:style style:name="T35" style:family="text">
      <style:text-properties officeooo:rsid="003669e6"/>
    </style:style>
    <style:style style:name="T36" style:family="text">
      <style:text-properties officeooo:rsid="0036ea58"/>
    </style:style>
    <style:style style:name="T37" style:family="text">
      <style:text-properties officeooo:rsid="003758a2"/>
    </style:style>
    <style:style style:name="T38" style:family="text">
      <style:text-properties officeooo:rsid="0039b603"/>
    </style:style>
    <style:style style:name="T39" style:family="text">
      <style:text-properties officeooo:rsid="003b43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ath Wish</text:p>
      <text:p text:style-name="P6">305</text:p>
      <text:p text:style-name="P4">by Kyle Eggleston</text:p>
      <text:p text:style-name="P7"/>
      <text:p text:style-name="P5"><text:tab/><text:span text:style-name="T1">Bert McDuff strolled through Crimson Gamma on his way towards Jack O’Brien’s office. </text:span><text:span text:style-name="T2">He had some important information to share with the major. Bert rehearsed what he was going to say to Jack over and over in his head. As he reached the office and entered, Bert noticed Jack wasn’t there.</text:span></text:p>
      <text:p text:style-name="P5"><text:tab/><text:span text:style-name="T3">Reaching into his pocket, Bert pulled out his comm unit. “Computer, locate Major Jack O’Brien.” He ordered.</text:span></text:p>
      <text:p text:style-name="P5"><text:tab/>“<text:span text:style-name="T3">Major O’Brien is not on the station.” The computer replied.</text:span></text:p>
      <text:p text:style-name="P5"><text:tab/><text:span text:style-name="T3">Bert sighed. “When did he leave?”</text:span></text:p>
      <text:p text:style-name="P5"><text:tab/>“<text:span text:style-name="T3">Oh eight hundred hours.” The computer said.</text:span></text:p>
      <text:p text:style-name="P5"><text:tab/><text:span text:style-name="T3">Bert checked the time, </text:span><text:span text:style-name="T4">that was over an hour ago</text:span><text:span text:style-name="T3">. He thought. “</text:span><text:span text:style-name="T5">When is he scheduled back?” Bert asked.</text:span></text:p>
      <text:p text:style-name="P5"><text:tab/><text:span text:style-name="T5">The computer beeped an error beep. “Unknown.”</text:span></text:p>
      <text:p text:style-name="P5"><text:tab/><text:span text:style-name="T8">Folding his arms</text:span><text:span text:style-name="T6">, Bert grew frustrated. “Alright, alert me the moment he returns to the station.” He walked out of Jack’s office. </text:span><text:span text:style-name="T7">Bert would have to wait until the major returned to the station in order to talk with him.</text:span></text:p>
      <text:p text:style-name="P8"/>
      <text:p text:style-name="P9">* * *</text:p>
      <text:p text:style-name="P10"/>
      <text:p text:style-name="P10"><text:tab/><text:span text:style-name="T9">Grilka sat in her quarters. She was sobbing. It had been an hour since Jack told her he was leaving for a bit and wouldn’t tell her where he was going. He also told her she couldn’t go with him. Grilka reflected on the fact they hadn’t been able to spend that much time together sinced he had returned. It made her sad. </text:span><text:span text:style-name="T10">She wanted nothing more than to be with her Dorf, they belonged together.</text:span></text:p>
      <text:p text:style-name="P10"><text:tab/><text:span text:style-name="T11">Looking out a window, Grilka watched her world turn. </text:span><text:span text:style-name="T12">She was having nightmares of Shuka burning in flames. All brought on by some alien invasion force. Crimson Gamma didn’t even survive the onslaught in her dreams. They were all destroyed.</text:span></text:p>
      <text:p text:style-name="P10"><text:soft-page-break/><text:tab/><text:span text:style-name="T13">Putting her head in her hands, Grilka sobbed even louder. She was interrupted by the sound of her door chime. Someone was at her door. Grilka didn’t want to talk to anyone, she ignored the first bell, then the second bell, by the time the third bell rang she had enough.</text:span></text:p>
      <text:p text:style-name="P10"><text:tab/>“<text:span text:style-name="T13">Enter!” Grilka yelled. </text:span><text:span text:style-name="T14">She picked up a bowel and threw it towards the opening door.</text:span></text:p>
      <text:p text:style-name="P10"><text:tab/><text:span text:style-name="T14">Norev sidestepped the bowl missing it by inches. She stood there speechless for a moment. “Did the bowl do something wrong?”</text:span></text:p>
      <text:p text:style-name="P10"><text:tab/><text:span text:style-name="T14">Grilka waved her hand dismissively. She wasn’t in the mood for jokes. “</text:span><text:span text:style-name="T15">What do you want?” Grilka asked point blank. </text:span><text:span text:style-name="T16">She wanted answers, not more sarcasm. </text:span><text:span text:style-name="T17">Now was not the time for jokes or sarcasm. Grilka wanted Jack back.</text:span></text:p>
      <text:p text:style-name="P10"><text:tab/><text:span text:style-name="T18">Norev entered Grilka’s quarters and sat down next to her. “Grilka, where’s Jack?” She asked. </text:span><text:span text:style-name="T19">The real purpose for Norev’s visit had come out. Grilka could respect that. She did ask her purpose for being there after all.</text:span></text:p>
      <text:p text:style-name="P10"><text:tab/><text:span text:style-name="T19">Grilka shrugged her shoulders. “He wouldn’t tell me where he was headed.” She said. “I watched his fighter launch out that window.” Grilka pointed to the window. “I’m not sure where it went from there.”</text:span></text:p>
      <text:p text:style-name="P10"><text:tab/><text:span text:style-name="T20">Norev nodded her head. “I understand. He needs some time to think … something … over it would seem. I wish I knew what.” </text:span><text:span text:style-name="T21">She let go a big sigh. The major was in the habit of leaving on short notice without telling anyone where or why he was going. It was something Norev was planning on talking to him about. It needed to stop.</text:span></text:p>
      <text:p text:style-name="P10"><text:tab/><text:span text:style-name="T22">Grilka sighed. “Well his time to think needs to come to an end.” She said. “if he wants to think, I’m here for him. I’ve always been here for him.”</text:span></text:p>
      <text:p text:style-name="P10"><text:tab/>“<text:span text:style-name="T22">I know.” Norev responded. “I know.” </text:span><text:span text:style-name="T23">She paused. “Look, if we don’t hear anything by the end of the day, I’ll contact Shuka and put some feelers out. If it’s like his other trips, he’ll be back before sundown. Okay?”</text:span></text:p>
      <text:p text:style-name="P10"><text:tab/><text:span text:style-name="T23">Grilka nodded. “Alright. Till the end of the day.” She said.</text:span></text:p>
      <text:p text:style-name="P10"><text:tab/><text:span text:style-name="T24">Standing up, Norev excused herself and exited Grilka’s quarters.</text:span></text:p>
      <text:p text:style-name="P10"><text:tab/><text:span text:style-name="T24">Grilka shook her head, Norev’s terms just wouldn’t cut it. Grabbing a flight suit, she walked out of her quarters. If she had to find Jack herself, that’s what she was going to do.</text:span></text:p>
      <text:p text:style-name="P11"><text:tab/>Down in the fighter bay, Grilka approached the officer on duty. “Where do I sign out one of these Atlantic Fighters?” She asked directly.</text:p>
      <text:p text:style-name="P12"><text:span text:style-name="T25"><text:tab/></text:span><text:span text:style-name="T26">The lieutenant looked at Grilka and laughed. “You’re joking, right ambassador?” He said. “I can’t allow you to take out a fighter without authorization. Do you have authorization from the</text:span> <text:span text:style-name="T26">station commander to take out a fighter? I’d need to see paperwork stating that you do."</text:span> </text:p>
      <text:p text:style-name="P12"><text:soft-page-break/><text:tab/><text:span text:style-name="T27">Grilka stammered for a moment. She reached into her pocket and pulled out a piece of paper. “Here are your orders.” </text:span><text:span text:style-name="T28">Grilka</text:span><text:span text:style-name="T27"> said </text:span><text:span text:style-name="T29">handing the lieutenant the piece of paper. She bit her lip, the paper was forged, there was no way any command level officer would give her that authorization, so she had to take matters into her own hands.</text:span></text:p>
      <text:p text:style-name="P12"><text:tab/><text:span text:style-name="T30">The lieutenant looked over the document with skepticism. After a moment he shook his head. “This is forged. I’ll have to call security.”</text:span></text:p>
      <text:p text:style-name="P12"><text:tab/><text:span text:style-name="T31">Grilka watched as the lieutenant reached for a radio. She held up a hand. “Oh I don’t think that’s necessary.” She said. “Can’t you just forget this happened?” Grilka put on her best smile she could muster.</text:span></text:p>
      <text:p text:style-name="P12"><text:tab/><text:span text:style-name="T31">The lieutenant shook his head. “I’m sorry ma’am. I have my duty.” Speaking into his comm unit, he signaled security. “Lieutenant Blund to Lieutenant Killpack, we have a situation in the fighter bay. Code forty-seven.”</text:span></text:p>
      <text:p text:style-name="P12"><text:tab/>“<text:span text:style-name="T31">On my way.” Killpack’s voice came over the comm unit.</text:span></text:p>
      <text:p text:style-name="P12"><text:tab/><text:span text:style-name="T31">The lieutenant looked back at Grilka. “If you’ll wait here, security will be here shortly.”</text:span></text:p>
      <text:p text:style-name="P12"><text:tab/><text:span text:style-name="T31">Grilka sighed. “Just great.” She muttered under her breath.</text:span></text:p>
      <text:p text:style-name="P12"><text:tab/><text:span text:style-name="T32">Twenty minutes later, Grilka was in the brig staring down Lieutenant Killpack. He stared back at her trying to assess the situation. After a moment, Jeff finally spoke. “Care to tell me why you’re trying to forge your way into an Atlantic Fighter?”</text:span></text:p>
      <text:p text:style-name="P12"><text:tab/><text:span text:style-name="T32">Grilka frowned. “I was just trying to track down Jack. He left without saying anything to me. I saw his ship leave the station and I wanted to follow his trail, that’s all.”</text:span></text:p>
      <text:p text:style-name="P12"><text:tab/><text:span text:style-name="T32">Jeff rubbed his chin. </text:span><text:span text:style-name="T33">It was the first he’d heard about the major being away from the station. Usually he knew when a flight was scheduled to leave. He was the first to know most things that went on that concerned the station. “Where do you think he went?”</text:span></text:p>
      <text:p text:style-name="P12"><text:tab/><text:span text:style-name="T33">Shaking her head, Grilka sobbed slightly. “I do not know. It’s unlike him to not tell me where he’s headed. He usually tells me, something. But this time there was no warning. He just… what’s that phrase you humans use? Up and left? </text:span><text:span text:style-name="T34">We went to bed last night, when I woke up this morning he was gone. I asked the computer where he was, and it told me he was in the fighter bay preparing to launch. I watched him leave out the window.</text:span><text:span text:style-name="T33">”</text:span></text:p>
      <text:p text:style-name="P12"><text:tab/>“<text:span text:style-name="T35">Hmmm.” Jeff said. “I wonder where he went. I’ll check the logs.”</text:span></text:p>
      <text:p text:style-name="P12"><text:tab/>“<text:span text:style-name="T35">Is it possible for you to send Commander Monson down here?” Grilka asked. “She might know something about his whereabouts.”</text:span></text:p>
      <text:p text:style-name="P12"><text:tab/><text:span text:style-name="T35">Jeff smiled. He saw no harm in the request. “I’ll see what I can do.” Standing up, he exited the brig.</text:span></text:p>
      <text:p text:style-name="P12"><text:soft-page-break/><text:tab/><text:span text:style-name="T36">Placing her hands in her lap, Grilka could only wait fro the commander to show up, Maybe she would know where Jack ran off to. She was his second in command after all. </text:span><text:span text:style-name="T37">If anyone knew anything it would be her.</text:span></text:p>
      <text:p text:style-name="P12"/>
      <text:p text:style-name="P14">* * *</text:p>
      <text:p text:style-name="P14"/>
      <text:p text:style-name="P15"><text:tab/>In C&amp;C, Commander Kate Monson was hard at work navigating different ships to their destinations. When the call from security came in, she didn’t want to take it. She was too busy, but figured it might be important.</text:p>
      <text:p text:style-name="P15"><text:tab/>“Monson here, what can I do for you Jeff?” Kate asked into the communications line.</text:p>
      <text:p text:style-name="P15"><text:tab/>“Well, I have Grilka down here in the brig.” Jeff began.</text:p>
      <text:p text:style-name="P15"><text:tab/>Kate cut him off. “She has diplomatic immunity, you can’t seriously be holding her.”</text:p>
      <text:p text:style-name="P15"><text:tab/>“I know,” Jeff said. “It’s a temporary hold for now. She says she hasn’t seen Major O’Brien since last night when they went to bed. I was wondering if you knew about his whereabouts?”</text:p>
      <text:p text:style-name="P15"><text:tab/>Kate froze. Of course the major was presumed missing. It wouldn’t be a normal day on the station where the major wasn’t missing. “I’ll be right down to talk with her.”</text:p>
      <text:p text:style-name="P15"><text:tab/>She could hear Jeff smile over the communications line. “Thank <text:span text:style-name="T38">you</text:span> commander, I owe you <text:span text:style-name="T39">one</text:span>.”</text:p>
      <text:p text:style-name="P15"><text:tab/>“Yeah you do, navigating flight traffic isn’t an easy job. Monson out.” She closed the line. Looking to another officer she gave orders. “Take over, I’ll be back.” Kate exited C&amp;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3</text:page-number><text:s/>of <text:page-count>4</text:page-count>) <text:date style:data-style-name="N37" text:date-value="2026-03-16T07:46:21.943107931">03/16/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16T07:46:21.814504643</dc:date>
    <meta:editing-duration>PT5H19M5S</meta:editing-duration>
    <meta:editing-cycles>50</meta:editing-cycles>
    <meta:generator>LibreOffice/24.2.7.2$Linux_X86_64 LibreOffice_project/420$Build-2</meta:generator>
    <meta:print-date>2023-11-18T19:55:35.459000000</meta:print-date>
    <meta:printed-by>PDF files</meta:printed-by>
    <meta:document-statistic meta:table-count="0" meta:image-count="0" meta:object-count="0" meta:page-count="4" meta:paragraph-count="54" meta:word-count="1437" meta:character-count="7966" meta:non-whitespace-character-count="6535"/>
  </office:meta>
</office:document-meta>
</file>